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style:text-properties fo:language="en" fo:country="US"/>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paragraph-properties fo:margin-left="0in" fo:margin-right="0in" fo:text-indent="0in"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cd84" style:font-style-asian="normal" style:font-style-complex="normal"/>
    </style:style>
    <style:style style:name="P11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7d3fc"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cd84"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loext:graphic-properties draw:fill="solid" draw:fill-color="#eeeeee" draw:opacity="100%"/>
      <style:paragraph-properties fo:background-color="#eeeeee"/>
      <style:text-properties fo:language="ru" fo:country="RU"/>
    </style:style>
    <style:style style:name="P129" style:family="paragraph" style:parent-style-name="Heading_20_2">
      <loext:graphic-properties draw:fill="solid" draw:fill-color="#eeeeee" draw:opacity="100%"/>
      <style:paragraph-properties fo:background-color="#eeeeee"/>
    </style:style>
    <style:style style:name="P13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1dcd84"/>
    </style:style>
    <style:style style:name="T15" style:family="text">
      <style:text-properties fo:language="en" fo:country="US" officeooo:rsid="001f2d73"/>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font-style="normal" style:font-style-asian="normal" style:font-style-complex="normal"/>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loext:char-shading-value="0" style:font-style-asian="normal" style:font-style-complex="normal"/>
    </style:style>
    <style:style style:name="T49" style:family="text">
      <style:text-properties fo:background-color="#ffff00" loext:char-shading-value="0"/>
    </style:style>
    <style:style style:name="T50" style:family="text">
      <style:text-properties fo:background-color="#ffff00" loext:char-shading-value="0"/>
    </style:style>
    <style:style style:name="T51" style:family="text">
      <style:text-properties officeooo:rsid="000ffcc2"/>
    </style:style>
    <style:style style:name="T52" style:family="text">
      <style:text-properties officeooo:rsid="00193ff2"/>
    </style:style>
    <style:style style:name="T53" style:family="text">
      <style:text-properties officeooo:rsid="001ace8b"/>
    </style:style>
    <style:style style:name="T54" style:family="text">
      <style:text-properties officeooo:rsid="001c660b"/>
    </style:style>
    <style:style style:name="T55" style:family="text">
      <style:text-properties officeooo:rsid="001dcd84"/>
    </style:style>
    <style:style style:name="T56" style:family="text">
      <style:text-properties officeooo:rsid="001f2d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801519797029676110" text:style-name="L1">
        <text:list-item>
          <text:p text:style-name="P103">добавить детектив <text:span text:style-name="T1">(реализовано)</text:span>+ магические уроки/трактаты Старсвирла (реализовано)</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7176351111421885652" text:style-name="L2">
        <text:list-item>
          <text:p text:style-name="P105">«Великие грифоны прошлого» - из канона (5<text:span text:style-name="T11">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text:span text:style-name="T50">Магия для Чайников</text:span>» - обмен</text:p>
        </text:list-item>
        <text:list-item>
          <text:p text:style-name="P105">«Энциклопедия Арканум» - обмен</text:p>
        </text:list-item>
        <text:list-item>
          <text:p text:style-name="P105">«О Гейсах» - обмен</text:p>
        </text:list-item>
        <text:list-item>
          <text:p text:style-name="P105">«<text:span text:style-name="T49">Тайны Тайных Наук</text:span>» - обмен</text:p>
        </text:list-item>
        <text:list-item>
          <text:p text:style-name="P106">«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948789194127344049"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6" text:outline-level="2">1. Терра</text:h>
      <text:p text:style-name="P26">музыка - кондовая электронная, холодная и отчаянная (Electronics “Disappointed”)</text:p>
      <text:p text:style-name="P8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1">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0"><text:span text:style-name="T11">&gt;\</text:span>Привет, Нексус. Это Макс.</text:p>
      <text:p text:style-name="P50"><text:span text:style-name="T11">&lt;\</text:span>Привет Макс. <text:span text:style-name="T1">Рад тебя видеть. Где ты отсутствовал три дня?</text:span></text:p>
      <text:p text:style-name="P50"><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0"><text:span text:style-name="T11">&gt;\</text:span>Как называется наш проект?</text:p>
      <text:p text:style-name="P50"><text:span text:style-name="T11">&lt;\</text:span>Дайсон.</text:p>
      <text:p text:style-name="P50"><text:span text:style-name="T11">&gt;\</text:span>Сколько тебе лет?</text:p>
      <text:p text:style-name="P50"><text:soft-page-break/><text:span text:style-name="T11">&lt;\</text:span>Два года с начала запуска кластера.</text:p>
      <text:p text:style-name="P50"><text:span text:style-name="T11">&gt;\</text:span>Какой сейчас год?</text:p>
      <text:p text:style-name="P50"><text:span text:style-name="T11">&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0"><text:span text:style-name="T11">&gt;\</text:span>Нексус, отключи память <text:span text:style-name="T1">заданий</text:span> за последнюю неделю.</text:p>
      <text:p text:style-name="P50"><text:span text:style-name="T11">&lt;\</text:span>Выполнено.</text:p>
      <text:p text:style-name="P50"><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11">&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11">&lt;\</text:span><text:span text:style-name="T1">Выполняю задачу</text:span>...</text:p>
      <text:p text:style-name="P51"><text:span text:style-name="T11">&lt;\</text:span>...</text:p>
      <text:p text:style-name="P51"><text:span text:style-name="T11">&lt;\</text:span>Решение:</text:p>
      <text:p text:style-name="P51"><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11">: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0"><text:span text:style-name="T11">&gt;</text:span>\Нексус, почему ты используешь жёсткие настройки <text:span text:style-name="T1">для решения задачи</text:span>?</text:p>
      <text:p text:style-name="P50"><text:span text:style-name="T11">&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0"><text:span text:style-name="T11">&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6">Ага, уже теплее.</text:p>
      <text:p text:style-name="P36"/>
      <text:p text:style-name="P50"><text:span text:style-name="T11">&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1">–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57">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3">***</text:p>
      <text:p text:style-name="P8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1">&lt;</text:span><text:span text:style-name="T23">месяц</text:span><text:span text:style-name="T11">&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53">Музыка быстрая, тревожная, надорваная и печальная (Pet Shop Boys “So Hard” ?)</text:p>
      <text:p text:style-name="P28"/>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3">Описание получше. Подземелье</text:span><text:span text:style-name="T11">&gt; Воздух вокруг был буквально наэлектризован некой силой. Чувствовалось напряжение огромных </text:span><text:soft-page-break/><text:span text:style-name="T11">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1">лапами за обломок задней оси, болтался в турбулентных потоках, как </text:span><text:soft-page-break/><text:span text:style-name="T31">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11">3. </text:span>Кантерлот</text:h>
      <text:p text:style-name="P54">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756926320390243501"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92"><text:s/>Сколько страниц сегодня нахреначили?</text:p><text:p text:style-name="P93">– <text:span text:style-name="T1">Восемь, учитель!</text:span></text:p><text:p text:style-name="P93">– Отлично. Надиктую ещё две и сбегаешь за кофе.</text:p></text:note-body></text:note></text:span></text:p>
        </text:list-item>
      </text:list>
      <text:p text:style-name="P7"/>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2"><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52"><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1">4. </text:span>Библиотека</text:h>
      <text:p text:style-name="P17">&lt;<text:span text:style-name="T4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4">Селестия нахмурилась и приняла грозный вид.</text:p>
      <text:p text:style-name="P44"><text:span text:style-name="T11">– </text:span>Не забывай, человек, я — могущественный маг и правитель Эквестрии. Ко мне нужно относиться с должным уважением!</text:p>
      <text:p text:style-name="P44"><text:span text:style-name="T11">– </text:span>А то что? Превратишь в жабу? Сошлёшь на Луну? Убьёшь нахер?</text:p>
      <text:p text:style-name="P44">Аликорница сникла. Уши её опустились.</text:p>
      <text:p text:style-name="P44"><text:span text:style-name="T11">– </text:span>Макс, не надо... Ты же знаешь, я этого не сделаю.</text:p>
      <text:p text:style-name="P44"><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4"><text:span text:style-name="T11">–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1">.</text:span></text:p>
      <text:p text:style-name="P44"><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4"><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4"><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11">– </text:span>Вот, читай отсюда. <text:span text:style-name="T11">– а</text:span>ликорница подчеркнула абзац копытом.</text:p>
      <text:p text:style-name="P44"><text:soft-page-break/></text:p>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22">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text:soft-page-break/>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4"><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0">–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27" text:outline-level="2"><text:span text:style-name="T11">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text:soft-page-break/>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text:soft-page-break/>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44">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P126" text:outline-level="2">6. Стыд</text:h>
      <text:p text:style-name="P44"/>
      <text:p text:style-name="P47">~~~ Завтра на семь в библиотеке ~~~</text:p>
      <text:p text:style-name="P47"/>
      <text:p text:style-name="P4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text:soft-page-break/>–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45">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11">—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11">—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11">40-6</text:span></text:h>
      <text:p text:style-name="P55">Mark Knopfler — Hill Farmers Blues — или на следующую главу (прощание)</text:p>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1">— оставить тебе напутствие.</text:span></text:p>
      <text:p text:style-name="P4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text:span><text:soft-page-break/><text:span text:style-name="T11">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4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40">…</text:p>
      <text:p text:style-name="P40"/>
      <text:p text:style-name="P44">Тоже мне, философ выискался, Диоген копытный! Вот не люблю, когда всякие "гуру" с глубокомысленным видом порют чушь. Эквестрия <text:span text:style-name="T13">—</text:span> отличная страна, пони <text:span text:style-name="T13">— </text:span><text:span text:style-name="T11">прекрасные создания, порядки тут отличные! Чисто, культурно, вежливо. Дворецкий </text:span><text:span text:style-name="T13">—</text:span><text:span text:style-name="T11">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46"> </text:span><text:span text:style-name="T37">—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4">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1">— 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text:soft-page-break/>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text:soft-page-break/>–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4"><text:soft-page-break/>Её ресницы щекотали мне щеку. Я повернулся к ней и буквально растворился в ласковом взгляде огромных фиалковых глаз.</text:p>
      <text:p text:style-name="P44">–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text:soft-page-break/>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4"><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11">– Это ты называешь “дружбой”? – с </text:span>улыбкой хмыкнул<text:span text:style-name="T11"> я. – </text:span>Мне нравится твоё чувство юмора.</text:p>
      <text:p text:style-name="P44">Аликорница нахмурилась.</text:p>
      <text:p text:style-name="P44"><text:span text:style-name="T11">–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4">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недели,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40">–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6">***</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8">Додж </text:span><text:span text:style-name="T19">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33">районы пооживлённей...</text:span></text:p>
      <text:p text:style-name="P5"><text:span text:style-name="T37">– </text:span><text:span text:style-name="T39">А из Пинто Крика уже месяц нет новостей...</text:span></text:p>
      <text:p text:style-name="P5"><text:span text:style-name="T37">–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4">…</text:p>
      <text:p text:style-name="P13"><text:span text:style-name="T39">– </text:span>“<text:span text:style-name="T1">Что я могу сделать, чтобы вернуть всё назад?</text:span>”</text:p>
      <text:p text:style-name="P13"><text:span text:style-name="T39">–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9">– </text:span><text:span text:style-name="T33">Что бы это значило, Флер?</text:span></text:p>
      <text:p text:style-name="P13"><text:span text:style-name="T39">– </text:span><text:span text:style-name="T3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4">…</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1">–</text:span> Пятьдесят шесть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11">–</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text:span text:style-name="T12">&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2">&gt;</text:span></text:p>
      <text:p text:style-name="P1"><text:span text:style-name="T38">&lt;</text:span><text:span text:style-name="T48">Mark Knopfler - </text:span><text:span text:style-name="T47">Hill Farmer's Blues</text:span><text:span text:style-name="T38">&gt;</text:span></text:p>
      <text:p text:style-name="P41">***</text:p>
      <text:p text:style-name="P40"/>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4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7">Так возникли аликорны.</text:p>
      <text:p text:style-name="P4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text:soft-page-break/></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4">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2">меткоискатели потом устроят во дворе за домом Макса эксперимент по </text:span><text:s/><text:span text:style-name="T22">полёту на реактивном воздушном змее с антиоблачной пушкой — хотят быть погодными пони</text:span>&gt;. А вот...</text:p>
      <text:p text:style-name="P1"><text:span text:style-name="T37">–</text:span><text:span text:style-name="T33">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text:soft-page-break/>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text:soft-page-break/>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 </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ом джеме.</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text:soft-page-break/>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text:soft-page-break/>фолиант. “<text:span text:style-name="T1">Тайны Тайных Наук</text:span>” — прочитал я на его корешке.</text:p>
      <text:p text:style-name="P4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4">Мне показалось, единорожка смотрела на меня малость раздражённо.</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любить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51">преобразователь</text:span> пси-поля! <text:span text:style-name="T51">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Для ускорения м-частиц. Если ускорить их до определённого уровня, а затем столкнуть друг с дружкой, может появ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ёк. В лапах он держал поднос с варёной кукурузой.</text:p>
      <text:p text:style-name="P40"><text:soft-page-break/><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уровня. Я не говорила, что сама хочу… Вдобавок, без мощного магического таланта аликорнизация будет обратимой.</text:span></text:p>
      <text:p text:style-name="P111"><text:span text:style-name="T1">– Хм. Странно. А я помню, как ты, </text:span><text:span text:style-name="T7">вертясь</text:span><text:span text:style-name="T1"> перед зеркалом, говорила: </text:span><text:span text:style-name="T7">ну </text:span><text:span text:style-name="T1">почему…</text:span></text:p>
      <text:p text:style-name="P40"><text:span text:style-name="T1">– Да что же это я? Заходи, Макс, не стой в дверях! Время позднее! Спайк, принеси три тарелки и завари чай… – зачастила Твайлайт. – У меня с этим</text:span><text:span text:style-name="T10">и</text:span><text:span text:style-name="T1"> оборудованием совсем из головы правила приличия вылетели! Поужинаем, а потом обсудим, какие приборы нужны для окончания </text:span><text:span text:style-name="T8">и</text:span><text:span text:style-name="T1">сследования.</text:span></text:p>
      <text:p text:style-name="P44"/>
      <text:p text:style-name="P114">***</text:p>
      <text:p text:style-name="P40"/>
      <text:p text:style-name="P115">– Так — я <text:span text:style-name="T52">отложил обглоданный початок и </text:span>просмотрел длинный список <text:span text:style-name="T54">оснащения</text:span>. – Зачем тебе <text:span text:style-name="T52">преобразователь пси-поля?</text:span></text:p>
      <text:p text:style-name="P116">– Чтобы <text:span text:style-name="T53">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116">– <text:span text:style-name="T53">Хм. А я помню, ты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116"/>
      <text:p text:style-name="P116"/>
      <text:p text:style-name="P116"/>
      <text:p text:style-name="P116"/>
      <text:p text:style-name="P118"><text:span text:style-name="T53">А ещё </text:span>определить, снятся ли <text:span text:style-name="T11">&lt;</text:span>пони электрические люди — название знакового для людей эксперимента<text:span text:style-name="T11">&gt;</text:span></text:p>
      <text:p text:style-name="P113">- <text:span text:style-name="T1">отметаю. На это финансов не будет</text:span></text:p>
      <text:p text:style-name="P113"/>
      <text:p text:style-name="P113"/>
      <text:p text:style-name="P113"/>
      <text:p text:style-name="P116">…</text:p>
      <text:p text:style-name="P116"/>
      <text:p text:style-name="P116">– <text:span text:style-name="T53">Электростимулятор гипоталамуса. Драконий. В комплекте с усиленной больничной койкой и набором фиксаторов.</text:span></text:p>
      <text:p text:style-name="P117">– <text:span text:style-name="T54">Это ещё чего??? – удивился Спайк. – я что-то не помню, чтоб ты такое хотела!</text:span></text:p>
      <text:p text:style-name="P119">– <text:span text:style-name="T55">Эммм, мы с тобой это ещё не обсуждали. Я вычитала в «Магии для чайников», что стимуляция определённых областей драконьего мозга приводит к гипертрофированному развитию средней пары конечностей </text:span><text:span text:style-name="T14">— </text:span><text:span text:style-name="T15">то есть крыльев. И я подумала: а что, если…</text:span></text:p>
      <text:p text:style-name="P119"><text:span text:style-name="T15">– Вот ещё! </text:span><text:span text:style-name="T56">– возмутился дракончик. – Никогда на такое не соглашусь!</text:span></text:p>
      <text:p text:style-name="P119">– <text:span text:style-name="T56">Но ты сам подумай, как было бы здорово обладать крыльями! – мечтательно возразила Твайлайт.</text:span></text:p>
      <text:p text:style-name="P119">– <text:span text:style-name="T56">Ни-за-что! Мне и на земле хорошо. В крайнем случае, </text:span></text:p>
      <text:p text:style-name="P119"/>
      <text:p text:style-name="P116"/>
      <text:p text:style-name="P112"><text:span text:style-name="T11"/></text:p>
      <text:p text:style-name="P40"/>
      <text:p text:style-name="P47">.<text:span text:style-name="T22">..Макс! Запрошенный тобой </text:span><text:span text:style-name="T25">&lt;</text:span><text:span text:style-name="T22">синхрофазотрон</text:span><text:span text:style-name="T25">&gt; </text:span><text:span text:style-name="T22">слишком дорог — в Эквестрии сейчас полный </text:span><text:soft-page-break/><text:span text:style-name="T22">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39">&lt;</text:span><text:span text:style-name="T27">Макс помогает починить Эпплджек повозку.</text:span><text:span text:style-name="T39">&gt;</text:span></text:p>
      <text:p text:style-name="P40"/>
      <text:p text:style-name="P76">&lt;<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6"><text:span text:style-name="T23">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29">Ты</text:span><text:span text:style-name="T28"> что! Нельзя любить фаэри! Она похитит твоё сердце и ты будешь искать её до смерти</text:span><text:span text:style-name="T29">)</text:span><text:span text:style-name="T28"> — Пинки </text:span><text:span text:style-name="T29">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6">&lt;<text:span text:style-name="T29">В разговоре с Луной после исчезновения Селестии Макс узнаёт, что она (Селестия) холодна к сексу. </text:span>&gt;</text:p>
      <text:p text:style-name="P4"/>
      <text:p text:style-name="P4">***</text:p>
      <text:p text:style-name="P2"/>
      <text:p text:style-name="P2"><text:span text:style-name="T11">–</text:span> Это плохо! <text:span text:style-name="T11">–</text:span> Твайлайт помрачнела. <text:span text:style-name="T11">–</text:span> Сон <text:span text:style-name="T11">—</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1">–</text:span> Да, по себе знаю, недосып <text:span text:style-name="T11">—</text:span> одна из паршивейших вещей на свете. <text:span text:style-name="T11">–</text:span> Я уселся на ступеньку лестницы. <text:span text:style-name="T11">– </text:span>Тут такое дело… Тебе удалось что-то узнать про неведомую угрозу, о которой говорила Селестия?</text:p>
      <text:p text:style-name="P2"><text:span text:style-name="T11">–</text:span> Ты про сны о Радужной Фабрике выпускников лётной академии? <text:span text:style-name="T11">–</text:span> Твайлайт отрицательно покачала головой. <text:span text:style-name="T11">–</text:span> Нашла несколько сонников, в самом древнем написано, что сны <text:span text:style-name="T11">—</text:span> ворота в другой мир. Про Фабрику Радуг <text:span text:style-name="T11">—</text:span> ни слова.</text:p>
      <text:p text:style-name="P2"><text:span text:style-name="T11">–</text:span> М-м-м. В описании заклинания Свирл упоминал гармонию. Я и подумал, а что, если это кат-то связано с тобой и твоими друзьями?</text:p>
      <text:p text:style-name="P2"><text:span text:style-name="T11">–</text:span> Хм. Ты так думаешь? <text:span text:style-name="T11">–</text:span> Единорожка вытащила с помощью магии засаленый том из угловой полки с знакомым названием: “Основы магического искусства”.</text:p>
      <text:p text:style-name="P2"><text:span text:style-name="T11">–</text:span> М-м-м… “...на укрепление гармонии нашего континуума...”.</text:p>
      <text:p text:style-name="P2">Твайлайт начала в возбуждении ходить по читальному залу.</text:p>
      <text:p text:style-name="P2"><text:span text:style-name="T11">–</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8">заклинание равновесия, в описании к которому есть ссылка на заклинание роста </text:span><text:span text:style-name="T29">(вставить шутку в стиле Влада)</text:span><text:span text:style-name="T28">.</text:span> И хотя мне непонятно, что <text:s/>он имел ввиду под “внешними силами”, под гармонией он явно подразумевал <text:soft-page-break/>элементы… Ай!</text:p>
      <text:p text:style-name="P2">Твайлайт, погружённая в свои мысли, не заметила вылезшего из своей корзинки зевающего Спайка.</text:p>
      <text:p text:style-name="P2"><text:span text:style-name="T11">–</text:span> Элементы-шмелементы, <text:span text:style-name="T11">–</text:span> проворчал Спайк, выкарабкиваясь из-под Твайлайт, <text:span text:style-name="T11">–</text:span> привет, Макс (мы с ним виделись пару раз в Кантерлоте). Ты как, не ушиблась? <text:span text:style-name="T11">–</text:span> Дракончик повернулся к единорожке <text:span text:style-name="T11">&lt;</text:span><text:span text:style-name="T23">аликорнице?</text:span><text:span text:style-name="T11">&gt;</text:span>.</text:p>
      <text:p text:style-name="P2"><text:span text:style-name="T11">–</text:span> Да нет, всё в порядке, Спайк. <text:span text:style-name="T11">–</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1">–</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1">–</text:span> Да, логично, <text:span text:style-name="T11">–</text:span> сказала в нос Твайлайт. <text:span text:style-name="T11">–</text:span> Могла бы и сама догадаться.</text:p>
      <text:p text:style-name="P2"><text:span text:style-name="T11">–</text:span> Но проблема в том, что я не знаю, ак помочь вам. Может, я какая-то неправильная сила? <text:span text:style-name="T11">–</text:span> Я поправил платок на носу Твайлайт.</text:p>
      <text:p text:style-name="P2"><text:span text:style-name="T11">–</text:span> Заклинания Свирла Бородатого обычно срабатывают без ошибок.</text:p>
      <text:p text:style-name="P2"><text:span text:style-name="T11">–</text:span> Если их правильно вызывают, <text:span text:style-name="T11">–</text:span> пробурчал возвратившийся Спайк, укладываясь в корзинку.</text:p>
      <text:p text:style-name="P2"><text:span text:style-name="T11">–</text:span> Что он имел ввиду?</text:p>
      <text:p text:style-name="P2"><text:span text:style-name="T11">–</text:span> Нууу, - Твайлайт смутилась, <text:span text:style-name="T11">–</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1">–</text:span> Единорожка опустила голову.</text:p>
      <text:p text:style-name="P2"/>
      <text:p text:style-name="P2"><text:span text:style-name="T11">&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1">&gt;</text:span></text:p>
      <text:p text:style-name="P2"><text:span text:style-name="T11">–</text:span> Да, печально получилось <text:span text:style-name="T11">&lt;</text:span><text:span text:style-name="T23">и всего-то</text:span><text:span text:style-name="T1">?</text:span><text:span text:style-name="T11">&gt;</text:span>. Но вернёмся к заклинанию. Во второй раз вы вызвали его правильно <text:span text:style-name="T11">—</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1">–</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1">–</text:span> Нет, она мне ничего не говорила. Но, видишь ли, ваше королевство и вы сами описаны в моём мире в детском сериале.</text:p>
      <text:p text:style-name="P2"><text:span text:style-name="T11">–</text:span> Мы? Описаны? <text:span text:style-name="T11">–</text:span> Твайлайт от удивления открыла рот. <text:span text:style-name="T11">–</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1">–</text:span> Вряд ли кто-то из людей побывал здесь до меня. До вас ведь никто не вызывал это заклинание Свирла?</text:p>
      <text:p text:style-name="P2"><text:soft-page-break/><text:span text:style-name="T11">–</text:span> Нет. Собрание столь сильных магов запомнилось бы.</text:p>
      <text:p text:style-name="P2"><text:span text:style-name="T11">–</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1">–</text:span> Вам нравятся рассказы про Эквестрию? <text:span text:style-name="T11">–</text:span> Твайлайт улыбнулась.</text:p>
      <text:p text:style-name="P2"><text:span text:style-name="T11">–</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1">–</text:span> Брони?</text:p>
      <text:p text:style-name="P2"><text:span text:style-name="T11">–</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1">–</text:span> Ого! У нас есть поклонники! Интересно было бы поговорить об этом с твоим другом.</text:p>
      <text:p text:style-name="P2"><text:span text:style-name="T11">–</text:span> Его нет. Он погиб полгода назад.</text:p>
      <text:p text:style-name="P2"><text:span text:style-name="T11">–</text:span> О, мои соболезнования! <text:span text:style-name="T11">–</text:span> Твайлайт подошла ко мне и положила переднюю ногу мне на плечо (когда я сидел, она вполне могла достать до него). <text:span text:style-name="T11">–</text:span> Друзей терять очень тяжко.</text:p>
      <text:p text:style-name="P2"><text:span text:style-name="T11">–</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1">–</text:span> Подумать только! <text:span text:style-name="T11">–</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1">–</text:span> Нууу, я не думаю, что это описан наша Терра. У нас ничего подобного не водится.</text:p>
      <text:p text:style-name="P2"><text:span text:style-name="T11">–</text:span> Да? Ну ладно. В конце-концов, это всего лишь миф. Свирл Бородатый, правда, упоминал о двух случаях встреч с существами, похожими на вас. <text:span text:style-name="T11">–</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1">–</text:span> Печенье испёк Спайк. Он на удивление искусный повар, когда на него находит вдохновение.</text:p>
      <text:p text:style-name="P2"><text:span text:style-name="T11">–</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1">–</text:span> Я помню, ваша магия Элементов Гармонии обладает большой силой.</text:p>
      <text:p text:style-name="P2"><text:span text:style-name="T11">–</text:span> Да. <text:span text:style-name="T11">–</text:span> <text:span text:style-name="T1">к</text:span>ивнула Твайлайт. <text:span text:style-name="T11">–</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1">–</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1">–</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1">–</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oft-page-break/><text:span text:style-name="T11">–</text:span> Для восстановления гармонии, говришь, <text:span text:style-name="T11">–</text:span> я почесал затылок.</text:p>
      <text:p text:style-name="P2"><text:span text:style-name="T11">–</text:span> Ну да, это так. Большие возмущения гармонии можно исправить только с помощью… Ой!..</text:p>
      <text:p text:style-name="P2"><text:span text:style-name="T11">–</text:span> Угу, вот именно. Сейчас имеем “большое возмущение гармонии”.</text:p>
      <text:p text:style-name="P2">Твайлайт прижала копыта к вискам.</text:p>
      <text:p text:style-name="P2"><text:span text:style-name="T11">–</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1">&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1">&gt;</text:span></text:p>
      <text:p text:style-name="P14"/>
      <text:p text:style-name="P2"><text:span text:style-name="T11">–</text:span> Хорошо, у тебя есть какие-то встречные предложения?</text:p>
      <text:p text:style-name="P2">Твайлайт задумчиво прошлась вдоль книжной полки.</text:p>
      <text:p text:style-name="P2"><text:span text:style-name="T11">–</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1">–</text:span> Для духа я слишком материален.</text:p>
      <text:p text:style-name="P2"><text:span text:style-name="T11">–</text:span> Я знаю. Но ничего более подходящего в голову не приходит. Приходи завтра после обеда. Хорошо?</text:p>
      <text:p text:style-name="P2"><text:span text:style-name="T11">–</text:span> Хорошо, Твайлайт. Приду. Спокойной ночи!</text:p>
      <text:p text:style-name="P2"><text:span text:style-name="T11">–</text:span> Спокойной ночи, Макс!</text:p>
      <text:p text:style-name="P2"/>
      <text:h text:style-name="P130"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3">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42"><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5">&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5"/>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31"><text:span text:style-name="T11">&lt;Селестия </text:span>хочет любым способом (34) расположить к себе Макса, чтоб получить союзника в борьбе за спасение Эквестрии<text:span text:style-name="T11">&gt;</text:span></text:p>
      <text:p text:style-name="P2"/>
      <text:p text:style-name="P2"><text:span text:style-name="T11">–</text:span> А дальше всё было хуже, намного хуже...</text:p>
      <text:p text:style-name="P2"/>
      <text:p text:style-name="P1"/>
      <text:p text:style-name="P4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11">&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4"/>
      <text:h text:style-name="P129"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text:soft-page-break/>планетами, не думаю, что он <text:span text:style-name="T11">&lt;</text:span><text:span text:style-name="T21">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23">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22">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oft-page-break/><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2">???</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29" text:outline-level="2"><text:soft-page-break/>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22">гидрорысью</text:span><text:span text:style-name="T11">&gt;</text:span> и нападением <text:span text:style-name="T11">&lt;</text:span><text:span text:style-name="T22">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22">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oft-page-break/><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1">– </text:span>Душновато как-то, <text:span text:style-name="T11">–</text:span> Селестия встала с подушек и приоткрыла дверь на балкон. <text:span text:style-name="T11">–</text:span> Тебе не холодно?</text:p>
      <text:p text:style-name="P2"><text:span text:style-name="T11">–</text:span> Нет, вполне тепло. <text:span text:style-name="T11">–</text:span> Я тоже встал с подушек размять затёкшие ноги.</text:p>
      <text:p text:style-name="P2"><text:span text:style-name="T11">–</text:span> Уборная там. <text:span text:style-name="T11">–</text:span> Селестия показала на неприметную дверцу за занавеской в углу.</text:p>
      <text:p text:style-name="P2"><text:span text:style-name="T11">–</text:span> Как ты догадалась? <text:span text:style-name="T11">–</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1">&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text:span><text:soft-page-break/><text:span text:style-name="T22">Модуль “Селестия” <text:s/>замкнулся сам в себе.</text:span><text:span text:style-name="T11">&gt;</text:span></text:p>
      <text:p text:style-name="P2"><text:span text:style-name="T11">&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1">–</text:span> То есть, Кимеринн видел человека у развалин замка?</text:p>
      <text:p text:style-name="P2"><text:span text:style-name="T11">–</text:span> Скорее всего, да. Правда, впоследствии он уже не был так уверен <text:span text:style-name="T11">—</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1">–</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1">–</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1">–</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text:soft-page-break/>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5">Она вытянула шею и начала по очереди сгибать-разгибать ноги, разминая суставы.</text:p>
      <text:p text:style-name="P45"><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9" text:outline-level="2">В библиотеке замка Селестии</text:h>
      <text:p text:style-name="P77"/>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1">&lt;</text:span><text:span text:style-name="T22">название книги</text:span><text:span text:style-name="T11">&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1">&lt;</text:span><text:span text:style-name="T22">название библиотеки</text:span><text:span text:style-name="T11">&gt;</text:span>, пытаясь найти хоть какую-нибудь зацепку. Но всё тщётно.</text:p>
      <text:p text:style-name="P2">Если верить заклинанию, я <text:span text:style-name="T11">—</text:span> внешняя сила, и если меня хорошо попросить <text:span text:style-name="T11">&lt;</text:span><text:span text:style-name="T22">см. выше - ночь с Селестией</text:span><text:span text:style-name="T11">&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text:p>
      <text:h text:style-name="P129" text:outline-level="2">Понивилль</text:h>
      <text:p text:style-name="P2"/>
      <text:h text:style-name="P12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9" text:outline-level="2">Первый сеанс двойного сна. Рэрити</text:h>
      <text:p text:style-name="P2"/>
      <text:p text:style-name="P2"><text:span text:style-name="T11">&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9" text:outline-level="2">Сон Макса</text:h>
      <text:p text:style-name="P77"/>
      <text:p text:style-name="P2"><text:span text:style-name="T11">&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11">–</text:span> Готова, <text:span text:style-name="T11">–</text:span> процедила она.</text:p>
      <text:p text:style-name="P31">В сон отправились сразу три пони <text:span text:style-name="T11">—</text:span> Рэрити, Рэйнбоу Дэш и Пинки. Пинки после пробуждения Макса пробуждается безумной <text:span text:style-name="T11">—</text:span> Твайлайт пытается её лечить</text:p>
      <text:p text:style-name="P2"><text:span text:style-name="T22">Эгрегор Эквестрии </text:span><text:span text:style-name="T25">—</text:span><text:span text:style-name="T22"> Селестия </text:span><text:span text:style-name="T25">—</text:span><text:span text:style-name="T22"> на кончике главного рога Анакор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oft-page-break/><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oft-page-break/><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11">&gt;</text:span></text:p>
      <text:p text:style-name="P2"/>
      <text:h text:style-name="P12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1">–</text:span> Привет! Куда это ты собрался? <text:span text:style-name="T11">–</text:span> <text:span text:style-name="T1">п</text:span>розвучало из листвы, как только я взялся за ручку двери. С ветки на землю спланировала Рэйнбоу Дэш.</text:p>
      <text:p text:style-name="P2"><text:span text:style-name="T11">–</text:span> Она ещё спит. Вчера пересидела за книгами. Не стоит её будить. <text:span text:style-name="T11">–</text:span> пегаска <text:span text:style-name="T1">к</text:span>ивнула на дверь. <text:span text:style-name="T11">–</text:span> Ну, пошли?</text:p>
      <text:p text:style-name="P2"><text:span text:style-name="T11">–</text:span> Пошли, Рэйнбоу Дэш. А куда?</text:p>
      <text:p text:style-name="P2"><text:span text:style-name="T11">–</text:span> Слушай, зови меня Дэш. А то и мне придётся звать тебя полным именем, а я этого не выношу.</text:p>
      <text:p text:style-name="P2"><text:span text:style-name="T11">–</text:span> Договорились, Дэш. Так куда мы идём?</text:p>
      <text:p text:style-name="P2"><text:span text:style-name="T11">–</text:span> К <text:span text:style-name="T11">&lt;</text:span><text:span text:style-name="T22">водопаду</text:span><text:span text:style-name="T11">&gt;</text:span>. Там здоровски красивое место.</text:p>
      <text:p text:style-name="P2"><text:span text:style-name="T11">–</text:span> А я думал, ты хочешь показать мне Понивилль.</text:p>
      <text:p text:style-name="P2"><text:span text:style-name="T11">–</text:span> Да ладно, <text:span text:style-name="T11">–</text:span> засмеялась пегаска, скосив на меня смущёную мордочку, <text:span text:style-name="T11">–</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1">–</text:span> Макс, <text:span text:style-name="T11">–</text:span> нарушила молчание Дэш, <text:span text:style-name="T11">–</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1">–</text:span> Дежа вю? Ты об этом?</text:p>
      <text:p text:style-name="P2"><text:span text:style-name="T11">– </text:span>Что? Какое ещё дежавю?</text:p>
      <text:p text:style-name="P2"><text:span text:style-name="T11">–</text:span> Ложные воспоминания. Ты помнишь о чём-то, чего на самом деле никогда не было.</text:p>
      <text:p text:style-name="P2"><text:span text:style-name="T11">–</text:span> Хм. Может, и дежавю… Может… А если всё же было? Но ты не помнишь когда и как?</text:p>
      <text:p text:style-name="P2"><text:span text:style-name="T11">–</text:span> Дэш, не говори загадками. Если хочешь услышать внятный ответ, задавай внятный вопрос.</text:p>
      <text:p text:style-name="P2"><text:soft-page-break/><text:span text:style-name="T11">–</text:span> Не готова я… задать внятный вопрос. <text:span text:style-name="T11">–</text:span> <text:span text:style-name="T1">п</text:span>робормотала пегаска. <text:span text:style-name="T11">–</text:span> Нам туда.</text:p>
      <text:p text:style-name="P2">Дэш указала на тропку, уводящую от путей в молодой берёзово-кленовый лесок.</text:p>
      <text:p text:style-name="P2"><text:span text:style-name="T11">–</text:span> Ну-у-у, так мы до вечера не дойдём. <text:span text:style-name="T11">–</text:span> <text:span text:style-name="T1">н</text:span>едовольно заметила Дэш через пару минут. <text:span text:style-name="T11">–</text:span> Пробежимся?</text:p>
      <text:p text:style-name="P2"><text:span text:style-name="T11">–</text:span> Из меня бегун тот ещё. <text:s/>Я проплыть могу больше, чем пробежать.</text:p>
      <text:p text:style-name="P2"><text:span text:style-name="T11">–</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1">–</text:span> Всё, Дэш. Я больше не могу.</text:p>
      <text:p text:style-name="P2"><text:span text:style-name="T11">–</text:span> Ты шутишь? Мы и полмили не пробежали.</text:p>
      <text:p text:style-name="P2"><text:span text:style-name="T11">–</text:span> Понимаешь, бег <text:span text:style-name="T1">—</text:span> не моя сильная сторона. Никогда не умел долго бегать.</text:p>
      <text:p text:style-name="P2"><text:span text:style-name="T11">–</text:span> Как же ты жил тогда? <text:span text:style-name="T11">–</text:span> недоумённо уставилась на меня пегаска. <text:span text:style-name="T11">– </text:span><text:span text:style-name="T1">Летать-то ты тоже не умеешь?</text:span></text:p>
      <text:p text:style-name="P2"><text:span text:style-name="T11">–</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1">–</text:span> Ничего себе “скорее исключение, чем правило”, <text:span text:style-name="T11">–</text:span> удивлённо повторила Дэш. <text:span text:style-name="T11">–</text:span> Да у нас это такое же исключение, как нелетающий пегас! Какое уж там “правило”! Дискорд, что же нам делать? Так мы не успеем…</text:p>
      <text:p text:style-name="P2"><text:span text:style-name="T11">–</text:span> Мы можем вернуться. А это место ты покажешь мне в другой раз. Выберемся туда в двухдневный поход.</text:p>
      <text:p text:style-name="P2"><text:span text:style-name="T11">–</text:span> Нет уж! Никаких “вернуться”. Если вернёмся, то никогда уже там не побываем. <text:span text:style-name="T11">–</text:span> <text:span text:style-name="T1">с</text:span>ерьёзно заявила Дэш. <text:span text:style-name="T11">–</text:span> Уж поверь мне. Вот что. У тебя передние лапы <text:span text:style-name="T1">—</text:span> те, которые с пальцами, <text:span text:style-name="T1">—</text:span> сильные?</text:p>
      <text:p text:style-name="P2"><text:span text:style-name="T11">&lt;</text:span><text:span text:style-name="T22">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text:span text:style-name="T11">–</text:span> Сможешь меня удержать?</text:p>
      <text:p text:style-name="P2"><text:span text:style-name="T11">–</text:span> Ты про руки, что ли? Смогу. А зачем?</text:p>
      <text:p text:style-name="P2"><text:span text:style-name="T11">–</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1">–</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1">–</text:span> <text:span text:style-name="T1">н</text:span>ачала оправдываться Дэш.</text:p>
      <text:p text:style-name="P2"><text:span text:style-name="T11">–</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1">–</text:span> Ну да, не сообразила сразу насчёт баланса, <text:span text:style-name="T11">–</text:span> рассмеялась пегаска, вставая на ноги. <text:span text:style-name="T11">–</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11">–</text:span> Ю-у-у-у-ху-у-у-у!!! <text:span text:style-name="T11">–</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1">&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2"> Пинки? </text:span><text:span text:style-name="T25">–</text:span><text:span text:style-name="T22"> Дэш сморщила нос. </text:span><text:span text:style-name="T25">–</text:span><text:span text:style-name="T22"> Я скажу ей, чтоб больше не </text:span><text:span text:style-name="T25">платила.</text:span><text:span text:style-name="T11">&gt;</text:span></text:p>
      <text:p text:style-name="P2"><text:span text:style-name="T11">Хотя</text:span> за то немногое время, что мы провели вместе, я понял, что ожидать от голубой пегаски предсказуемости <text:span text:style-name="T11">–</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1">—</text:span> скажем, 35 <text:span text:style-name="T11">– </text:span>40 метров (на 50 я без дыхательной подготовки давно не замахиваюсь, а о 75-ти уже даже и не вспоминаю), но в такой воде <text:span text:style-name="T11">–</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1">–</text:span> Ф-р-р-р. Тьфу! Бр-р-р.</text:p>
      <text:p text:style-name="P2">Дэш выплюнула меня на берег и сама упала рядом.</text:p>
      <text:p text:style-name="P2"><text:span text:style-name="T11">–</text:span> Что ж? Ты? Не? Сказал? Что? <text:s/>Не? Умеешь? Плавать? <text:span text:style-name="T11">–</text:span> <text:span text:style-name="T1">в</text:span> промежутках между вздохами процедила Дэш.</text:p>
      <text:p text:style-name="P2"><text:span text:style-name="T11">–</text:span> С чего ты взяла? Я умею.</text:p>
      <text:p text:style-name="P2"><text:span text:style-name="T11">–</text:span> Ты ушёл под воду! И не выныривал! <text:span text:style-name="T11">–</text:span> <text:span text:style-name="T1">о</text:span>т возмущения пегаска даже забыла дышать.</text:p>
      <text:p text:style-name="P2"><text:span text:style-name="T11">–</text:span> Я не выныривал, потому что решил поплавать под водой. Я, вообще, это дело люблю.</text:p>
      <text:p text:style-name="P2"><text:span text:style-name="T11">–</text:span> Что??! И ты не предупредил меня?!! Знаешь, как я испугалась?!! Ни одна пони без магии столько под водой не продержится!!</text:p>
      <text:p text:style-name="P2"><text:span text:style-name="T11">–</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1">–</text:span> Да. Это я виновата. Я дура. Извини, <text:span text:style-name="T11">–</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1">–</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1">&lt;</text:span><text:span text:style-name="T22">В Кантерлоте Макс присутствует на церемонии прощания с Кимеринном</text:span><text:span text:style-name="T11">&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text:soft-page-break/>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1">–</text:span> Ух ты! <text:span text:style-name="T11">–</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1">–</text:span> Как тут…</text:p>
      <text:p text:style-name="P2"><text:span text:style-name="T11">–</text:span> Красиво, правда? <text:span text:style-name="T11">–</text:span> Дэш отследила мой взгляд и кивнула.</text:p>
      <text:p text:style-name="P2"><text:span text:style-name="T11">–</text:span> Красиво <text:span text:style-name="T1">—</text:span> это не то <text:span text:style-name="T1">чувство</text:span>. Тут чудесно! Просто слов нет…</text:p>
      <text:p text:style-name="P2"><text:span text:style-name="T11">–</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1">–</text:span> А сейчас? Сейчас у тебя есть такое чувство?</text:p>
      <text:p text:style-name="P2"><text:span text:style-name="T11">–</text:span> Сейчас мне хочется, чтобы ты это видел. Не знаю почему. То есть, не совсем чтобы не знаю. <text:span text:style-name="T11">–</text:span> Дэш отпрянула и посмотрела мне в глаза. <text:span text:style-name="T11">–</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1">–</text:span> Это исключено, Дэш. Я никак не мог повстречаться с тобой в своём мире.</text:p>
      <text:p text:style-name="P2"><text:span text:style-name="T11">–</text:span> Да? Странно. Откуда же это чувство, будто я тебя знаю? <text:span text:style-name="T11">–</text:span> <text:span text:style-name="T1">п</text:span>робормотала пегаска. <text:span text:style-name="T11">–</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1">–</text:span> Тебе надо просушить шерсть. Снимай-ка одежду! <text:span text:style-name="T11">–</text:span> <text:span text:style-name="T1">с</text:span>командовала Дэш.</text:p>
      <text:p text:style-name="P2"><text:span text:style-name="T11">–</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1">–</text:span> Куда это ты спрятался? <text:span text:style-name="T11">–</text:span> <text:span text:style-name="T1">з</text:span>аросли вербы раздвинулись, пропуская пегаску.</text:p>
      <text:p text:style-name="P2"><text:span text:style-name="T11">–</text:span> Оп-па! <text:span text:style-name="T11">–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1">–</text:span> Ты чего? <text:span text:style-name="T11">–</text:span> <text:span text:style-name="T1">в</text:span> конце-концов озадаченно спросила она. <text:span text:style-name="T11">–</text:span> Что-то не так?</text:p>
      <text:p text:style-name="P2"><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1">–</text:span> А с кем не так? Со мной? С тобой? Или вообще? <text:span text:style-name="T11">–</text:span> <text:span text:style-name="T1">д</text:span>опытывалась пегаска.</text:p>
      <text:p text:style-name="P2"><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2"><text:span text:style-name="T11">–</text:span> Ну и?</text:p>
      <text:p text:style-name="P2"><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1">–</text:span> А какой смысл в этом правиле? Какую цель оно преследует?</text:p>
      <text:p text:style-name="P2"><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1">–</text:span> Вот видишь, ты меня правильно поняла. Описанные тобой табу у нас, кстати, тоже есть.</text:p>
      <text:p text:style-name="P2"><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1">&lt;</text:span><text:span text:style-name="T22">Аликорны </text:span><text:span text:style-name="T25">—</text:span><text:span text:style-name="T22"> элементали. Они воплощают в себе какую-либо сторону чаяний и настроений сообщества пони. Анакорн </text:span><text:span text:style-name="T25">—</text:span><text:span text:style-name="T22"> супераликорн, элементаль всего мира</text:span><text:span text:style-name="T11">&gt;</text:span></text:p>
      <text:p text:style-name="P14"/>
      <text:p text:style-name="P2"><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попросили спеть на празднике <text:span text:style-name="T11">&lt;</text:span><text:span text:style-name="T25">zxcbzxcvb</text:span><text:span text:style-name="T11">&gt;</text:span>.</text:p>
      <text:p text:style-name="P2">Я не ответил.</text:p>
      <text:p text:style-name="P2">Пегаска подошла поближе и села, прижавшись тёплым боком ко мне.</text:p>
      <text:p text:style-name="P2"><text:span text:style-name="T11">–</text:span> Ты молчишь. Я опять рассердила тебя, да? У меня постоянно с этим проблемы. <text:span text:style-name="T11">–</text:span> Дэш напряжённо смотрела в одну точку прямо перед собой. Её шерсть не могла скрыть мелко дрожи. <text:span text:style-name="T11">–</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1">–</text:span> У тебя оригинальный способ исповедаться, Дэш, <text:span text:style-name="T11">–</text:span> наконец закашлялся я. <text:span text:style-name="T11">–</text:span> Затащить в укромное местечко, попытаться утопить, а под конец сорвать штаны и… <text:span text:style-name="T11">–</text:span> тут Дэш сама прыснула от смеха.</text:p>
      <text:p text:style-name="P2">Вдоволь отсмеявшись, Дэш ткнула меня носом в грудь и спросила:</text:p>
      <text:p text:style-name="P2"><text:span text:style-name="T11">–</text:span> И?</text:p>
      <text:p text:style-name="P2"><text:span text:style-name="T11">–</text:span> Что “и”?</text:p>
      <text:p text:style-name="P2"><text:span text:style-name="T11">–</text:span> Ты сказал: “ А под конец сорвать штаны и…” <text:span text:style-name="T11">–</text:span> вот я и хочу знать, что “и”?</text:p>
      <text:p text:style-name="P2">Я смутился.</text:p>
      <text:p text:style-name="P2"><text:span text:style-name="T11">–</text:span> Да ничего… Не бери в голову.</text:p>
      <text:p text:style-name="P2"><text:span text:style-name="T11">–</text:span> А я хочу брать! Какой ты всё-таки… <text:span text:style-name="T11">–</text:span> Дэш встала, потянувшись сначала передней половиной, потом задней.</text:p>
      <text:p text:style-name="P2"><text:soft-page-break/><text:span text:style-name="T11">–</text:span> Какой?</text:p>
      <text:p text:style-name="P2"><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1">–</text:span> Короче, решай. <text:span text:style-name="T11">–</text:span> <text:span text:style-name="T1">е</text:span>ё нос почти касался моего. <text:span text:style-name="T11">–</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1">–</text:span> Дэш, ты..?</text:p>
      <text:p text:style-name="P2"><text:span text:style-name="T11">–</text:span> Да, Дискорд тебя забери! Я предлагаю тебе ЗА-НЯТЬ-СЯ СЕК-СОМ со мной! <text:span text:style-name="T11">–</text:span> <text:span text:style-name="T1">п</text:span>очти зло отчеканила пегаска. <text:span text:style-name="T11">–</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1">–</text:span> Дэш!</text:p>
      <text:p text:style-name="P2"><text:span text:style-name="T11">–</text:span> Да? <text:span text:style-name="T11">–</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1">–</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1">–</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1">–</text:span> Ничего себе!</text:p>
      <text:p text:style-name="P2"><text:span text:style-name="T11">–</text:span> А ты как думал, откуда взялись пони-пегасы и пони-единороги?</text:p>
      <text:p text:style-name="P2"><text:span text:style-name="T11">–</text:span> Я думал, они всегда были.</text:p>
      <text:p text:style-name="P2"><text:span text:style-name="T11">–</text:span> Не всегда. Пегасы произошли от земных пони и грифонов. Пони-единороги <text:span text:style-name="T11">–</text:span> от земных пони и диких единорогов.</text:p>
      <text:p text:style-name="P2"><text:span text:style-name="T11">–</text:span> А что это за дикие единороги?</text:p>
      <text:p text:style-name="P2"><text:span text:style-name="T11">–</text:span> Сейчас они почти не встречаются. У них хвосты как у льва <text:span text:style-name="T1">—</text:span> с кисточкой на конце. И раздвоенные копыта.</text:p>
      <text:p text:style-name="P2"><text:span text:style-name="T11">–</text:span> А аликорны от кого произошли? От пегасов и единорогов?</text:p>
      <text:p text:style-name="P2"><text:span text:style-name="T11">–</text:span> Нет, <text:span text:style-name="T11">–</text:span> отрицательно покачала головой Дэш. <text:span text:style-name="T11">–</text:span> Никто не знает, как появились аликорны. Одно я знаю точно: если единорог спарится с пегасом, аликорна не получится.</text:p>
      <text:p text:style-name="P2"><text:span text:style-name="T11">–</text:span> Что ж, спасибо, что просветила. Однако…</text:p>
      <text:p text:style-name="P2"><text:span text:style-name="T11">–</text:span> Что?</text:p>
      <text:p text:style-name="P2"><text:span text:style-name="T11">–</text:span> Ты лежишь на мне.</text:p>
      <text:p text:style-name="P2"><text:span text:style-name="T11">–</text:span> Ну да, лежу, <text:span text:style-name="T11">–</text:span> Дэш ехидно улыбнулась и заёрзала животом. <text:span text:style-name="T11">–</text:span> А что?</text:p>
      <text:p text:style-name="P2"><text:span text:style-name="T11">–</text:span> А то, что в таком положении я до тебя не достану! У тебя слишком высоко расположена... ммм… анатомия.</text:p>
      <text:p text:style-name="P2"><text:span text:style-name="T11">–</text:span> Потерпи чуть-чуть, <text:span text:style-name="T11">–</text:span> пегаска хихикнула и снова заёрзала животом, прижав его ко мне. <text:span text:style-name="T11">–</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1">–</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1">–</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1">–</text:span> Эт-то магия-а-а-а.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предплечье. Дыхание у неё стало прерывистым.</text:p>
      <text:p text:style-name="P2"><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2"><text:span text:style-name="T11">–</text:span> Дэш, <text:span text:style-name="T11">–</text:span> рассмеялся я, <text:span text:style-name="T11">–</text:span> отпусти ухо!</text:p>
      <text:p text:style-name="P2"><text:span text:style-name="T11">–</text:span> Отпускаю, <text:span text:style-name="T11">–</text:span> шепнула пегаска мне в ухо. <text:span text:style-name="T11">–</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1">–</text:span> Мы опаздываем! Рэрити назначила на восемь часов вечера у Твайлайт!</text:p>
      <text:p text:style-name="P2"><text:span text:style-name="T11">&lt;</text:span><text:span text:style-name="T22">Р/Д отправляется в сон до Рэрити и там вспоминает Леро/Листа.</text:span><text:span text:style-name="T11">&gt;</text:span></text:p>
      <text:p text:style-name="P2">Пока я одевался, пегаска в нетерпении рыла копытом землю.</text:p>
      <text:p text:style-name="P2"><text:span text:style-name="T11">–</text:span> Оделся? Хватайся! <text:span text:style-name="T11">–</text:span> Дэш подпрыгнула и зависла у меня над головой, давая схватиться за ноги.</text:p>
      <text:p text:style-name="P2">И мы понеслись…</text:p>
      <text:p text:style-name="P2"/>
      <text:h text:style-name="P12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1">&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5">—</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5">—</text:span><text:span text:style-name="T22"> Селестия. Рэрити </text:span><text:span text:style-name="T25">—</text:span><text:span text:style-name="T22"> без очереди (у неё </text:span><text:span text:style-name="T25">—</text:span><text:span text:style-name="T22"> билет-пропуск от Индрэ).</text:span></text:p>
      <text:p text:style-name="P2"><text:span text:style-name="T22">Рэрити проснулась парнем, т.к. в Эквестрии </text:span><text:span text:style-name="T25">—</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1">&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1">—</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oft-page-break/><text:span text:style-name="T11">&lt;</text:span><text:span text:style-name="T22">Влад рассказывает Максу о своём сне </text:span><text:span text:style-name="T25">—</text:span><text:span text:style-name="T22"> как он был поняхой, а потом проснулся в мире Терры</text:span><text:span text:style-name="T11">&gt;</text:span></text:p>
      <text:p text:style-name="P14"/>
      <text:p text:style-name="P2"><text:span text:style-name="T11">– </text:span>... я слишком приблизилась к экрану и меня стало тянуть к нему. Пони, ждущий своей очереди, еле увернулся от меня <text:span text:style-name="T11">—</text:span> так быстро я неслась к экрану, <text:span text:style-name="T11">–</text:span> возбуждённо говорила Рэрити, <text:span text:style-name="T11">–</text:span> но тут… <text:span text:style-name="T11">–</text:span> она запнулась.</text:p>
      <text:p text:style-name="P2"><text:span text:style-name="T11">–</text:span> Да? Что “тут”? <text:span text:style-name="T11">–</text:span> Твайлайт была вся внимание.</text:p>
      <text:p text:style-name="P2"><text:span text:style-name="T11">–</text:span> Тут я проснулась.</text:p>
      <text:p text:style-name="P2"><text:span text:style-name="T11">–</text:span> О, понятно. Я была вынуждена прервать ваше сновидение, так как Макс очень плохо выглядел. <text:span text:style-name="T11">–</text:span> <text:span text:style-name="T1">о</text:span>бъяснила Твайлайт. <text:span text:style-name="T11">–</text:span> В твоих манекенах в бутике больше жизни, чем тогда было в нём <text:span text:style-name="T11">–</text:span> она указала копытом на меня. <text:span text:style-name="T11">–</text:span> Но даже то, что ты успела увидеть, очень интересно. Сфера из светящихся пони <text:span text:style-name="T11">–</text:span> это, конечно же, Эгрегор Эквестрии. Место, откуда берутся и куда уходят все пони</text:p>
      <text:p text:style-name="P2">(<text:span text:style-name="T11">&lt;</text:span><text:span text:style-name="T22">согласовать с тем, что говорил Анакорн о Р/Д</text:span><text:span text:style-name="T11">&gt;</text:span>). </text:p>
      <text:p text:style-name="P2">Об этом Эгрегоре пишется в книге <text:span text:style-name="T11">&lt;</text:span><text:span text:style-name="T22">Изменчивой Магии</text:span><text:span text:style-name="T11">&gt;</text:span>. То, что Рэрити удалось его увидеть <text:span text:style-name="T11">—</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1">–</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1">–</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1">&lt;</text:span><text:span text:style-name="T22">обоснование сна для Р/Д. РД видит несколько вариантов историй с Mane6 </text:span><text:span text:style-name="T25">—</text:span><text:span text:style-name="T22"> и с собой + Леро </text:span><text:span text:style-name="T25">—</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11">&gt;</text:span></text:p>
      <text:p text:style-name="P2"/>
      <text:p text:style-name="P2"><text:span text:style-name="T11">–</text:span> Хммм… <text:span text:style-name="T11">–</text:span> Твайлайт в задумчивости остановилась перед одной из полок. <text:span text:style-name="T11">–</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1">–</text:span> И самое главное… <text:span text:style-name="T11">–</text:span> Рэрити задумчиво потерла висок. <text:span text:style-name="T11">–</text:span> В той очереди, совсем близко к экрану стояла она…</text:p>
      <text:p text:style-name="P2"><text:span text:style-name="T11">–</text:span> Кто <text:span text:style-name="T11">—</text:span> она? <text:span text:style-name="T11">–</text:span> повернулась Твайлайт.</text:p>
      <text:p text:style-name="P2"><text:span text:style-name="T11">–</text:span> Её Высочество, принцесса Селестия...</text:p>
      <text:p text:style-name="P2"/>
      <text:p text:style-name="P2"><text:span text:style-name="T11">&lt;</text:span><text:span text:style-name="T22">Подходя к замку Принцесс, Дэш рассказывает Максу обо сне, который она утаила - с Леро.</text:span><text:span text:style-name="T11">&gt;</text:span> </text:p>
      <text:p text:style-name="P2"/>
      <text:p text:style-name="P2"><text:span text:style-name="T11">&lt;</text:span><text:span text:style-name="T22">Кто следующий готов рассказывать?</text:span></text:p>
      <text:p text:style-name="P31">Пинки дёрнулась на месте, но промолчала.</text:p>
      <text:p text:style-name="P2"><text:span text:style-name="T25">–</text:span><text:span text:style-name="T22"> Я расскажу, - шагнула вперёд радужная пегаска. </text:span><text:span text:style-name="T25">–</text:span><text:span text:style-name="T22"> Хотя вряд ли ты узнаешь что-то полезное. Там галиматья какая-то…</text:span><text:span text:style-name="T11">&gt;</text:span></text:p>
      <text:p text:style-name="P2"/>
      <text:p text:style-name="P2"><text:span text:style-name="T11">&lt;</text:span><text:span text:style-name="T22">Сон РД:</text:span></text:p>
      <text:p text:style-name="P31"><text:soft-page-break/>...Неприятный зудящий звук, включается картинка. /сюжет из праздника падающих листьев (РД наблюдает саму себя) <text:span text:style-name="T11">–</text:span> original story <text:span text:style-name="T11">–</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1">—</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11">—</text:span> она становится Пинкаминой из-за её сна <text:span text:style-name="T11">—</text:span> “Кексиков”. Также она видит во сне центр Эгрегора Эквестрии <text:span text:style-name="T11">—</text:span> Селестию. И она видит, как Селестия превращается в набор цифр и уходит в экран <text:span text:style-name="T11">—</text:span> в мир Терры.</text:p>
      <text:p text:style-name="P31">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5">—</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2"> Эгрегором Эквестрии. После чего пееренос на Землю на 10 лет назад. Начало написания “Последнего фанфика”.</text:span><text:span text:style-name="T11">&gt;</text:span></text:p>
      <text:p text:style-name="P14"/>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
      <text:h text:style-name="P12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1">–</text:span> У-у-у <text:span text:style-name="T11">–</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1">–</text:span> Странно, я думала, буду последней. Ведь я опоздала на двадцать минут, а Флатти и Эй-Джей не любят опаздывать.<text:span text:style-name="T11">&lt;</text:span><text:span text:style-name="T23">Привести эти же фразы в оригинале</text:span><text:span text:style-name="T11">&gt;</text:span></text:p>
      <text:p text:style-name="P2"><text:span text:style-name="T11">–</text:span> Он<text:span text:style-name="T1">и</text:span> не придут. <text:span text:style-name="T11">–</text:span> Твайлайт закрыла фолиант и аккуратно вернула его на полку. <text:span text:style-name="T11">–</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1">–</text:span> Знакомься, Макс, <text:span text:style-name="T11">–</text:span> начала представлять человека Твайлайт. <text:span text:style-name="T11">–</text:span> Это Пинки Пай…</text:p>
      <text:p text:style-name="P2"><text:span text:style-name="T11">–</text:span> Очень приятно, Макс.</text:p>
      <text:p text:style-name="P23">“Макс? Его зовут Макс? Я помню его под другим именем. У него было двухсложное имя. Не помню…”</text:p>
      <text:p text:style-name="P2"><text:span text:style-name="T11">–</text:span> Рэрити. <text:span text:style-name="T11">–</text:span> Твайлайт представила светло-серую единорожку, которая чуть склонила голову в приветствии.</text:p>
      <text:p text:style-name="P2"><text:span text:style-name="T11">–</text:span> Макс. <text:span text:style-name="T11">–</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11">–</text:span> Рэйнбоу Дэш. <text:span text:style-name="T11">–</text:span> <text:span text:style-name="T1">п</text:span>редставилась Дэш, всё ещё пытаясь вспомнить нечто ускользающее.</text:p>
      <text:p text:style-name="P2"><text:span text:style-name="T11">–</text:span> Макс. <text:span text:style-name="T11">–</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1">–</text:span> Ну это мы ещё посмотрим, <text:span text:style-name="T11">–</text:span> сцепив зубы, зло прищурилась пегаска.</text:p>
      <text:p text:style-name="P2"/>
      <text:h text:style-name="P12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text:soft-page-break/>“Проклятье! Когда же он успел меня зацепить?” <text:span text:style-name="T11">–</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1">&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11">&gt;</text:span></text:p>
      <text:p text:style-name="P2"/>
      <text:h text:style-name="P129"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1">&lt;</text:span><text:span text:style-name="T23">Именно эту сферу (уменьшеную до глобуса) покажет Анакорн Максу во время беседы</text:span><text:span text:style-name="T11">&gt;</text:span> Казалось, сфера хочет разлететься на тысячи подобных сфер, но какая-то сила удерживает их вместе…</text:p>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1">–</text:span> Пинки, что с тобой? <text:span text:style-name="T11">–</text:span> Твайлайт склонилась над розовой пони. <text:span text:style-name="T11">–</text:span> У тебя волосы распрямились. И <text:soft-page-break/>поседели.</text:p>
      <text:p text:style-name="P2"><text:span text:style-name="T11">–</text:span> Как поседели?! <text:span text:style-name="T11">–</text:span> <text:span text:style-name="T1">в</text:span>оскликнула Рэрити, тоже склоняясь над Пинки. <text:span text:style-name="T11">–</text:span> Дорогая, но ты слишком молода для седины! Я могу порекомендовать тебе очень хороший лосьон…</text:p>
      <text:p text:style-name="P2"><text:span text:style-name="T11">–</text:span> Дайте ей рассказать сон, <text:span text:style-name="T11">–</text:span> протиснулась между подруг РД. <text:span text:style-name="T11">–</text:span> Что ты…</text:p>
      <text:p text:style-name="P2"><text:span text:style-name="T11">–</text:span> А<text:span text:style-name="T1">АА</text:span>!!! <text:span text:style-name="T11">–</text:span> Пинки тонко вскрикнула и затряслась, глядя на РД полными ужаса глазами.</text:p>
      <text:p text:style-name="P2"><text:span text:style-name="T11">–</text:span> Ты чего? <text:span text:style-name="T11">–</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1">–</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1">–</text:span> Пинки, дорогая, успокойся, <text:span text:style-name="T11">–</text:span> успокоительно проворковала Рэрити, заслонив РД и принявшись обтирать ей лоб влажным полотенцем, <text:span text:style-name="T11">–</text:span> что бы это ни было, оно уже прошло. Ты проснулась.</text:p>
      <text:p text:style-name="P2"><text:span text:style-name="T11">–</text:span> Если тебе тяжело вспоминать сон, не мучайся, <text:span text:style-name="T11">–</text:span> обратилась Твайлайт.</text:p>
      <text:p text:style-name="P2"><text:span text:style-name="T11">–</text:span> Мне не тяжело, - пробормотала Пинки. Вид Рэрити её явно успокаивал. <text:span text:style-name="T11">–</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1">–</text:span> Постой-постой, Пинки. Кто <text:span text:style-name="T1">—</text:span> она? Какое облако? Какая открытая дверь? <text:span text:style-name="T11">–</text:span> <text:span text:style-name="T1">з</text:span>апуталась Твайлайт.</text:p>
      <text:p text:style-name="P2"><text:span text:style-name="T11">–</text:span> Там была дверь. Неподалёку от шара. Или окно <text:span text:style-name="T1">—</text:span> не помню. В него прыгали пони из шара. И туда улетела Она в виде облака цифр. <text:span text:style-name="T11">–</text:span> Пинки растерялась и наморщила лоб, пытаясь вспомнить.</text:p>
      <text:p text:style-name="P2"><text:span text:style-name="T11">–</text:span> А кто такая “Она”? <text:span text:style-name="T11">–</text:span> не выдержала Дэш.</text:p>
      <text:p text:style-name="P2"><text:span text:style-name="T11">– </text:span><text:span text:style-name="T1">ААА</text:span>!!! <text:span text:style-name="T11">–</text:span> Пинки бросила взгляд на РД и забилась в истерике. <text:span text:style-name="T11">–</text:span> Дэш, пожалуйста, я не хотела! Это не я, я не могла! Просто не могла, пойми! Прости меня! <text:span text:style-name="T11">–</text:span> Розовая кобылка в беспамятстве опустилась на пол, закрывая глаза копытами.</text:p>
      <text:p text:style-name="P2"><text:span text:style-name="T11">–</text:span> Это неестественные страдания. <text:span text:style-name="T11">–</text:span> пробормотала Твайлайт. <text:span text:style-name="T11">–</text:span> Пинки никогда не впадала в отчаяние НАСТОЛЬКО глубоко. И по такому пустячному поводу, как какой-то сон.</text:p>
      <text:p text:style-name="P2"><text:span text:style-name="T11">–</text:span> Бедняжка, <text:span text:style-name="T11">–</text:span> прошептала Рэрити, <text:span text:style-name="T11">–</text:span> у неё сейчас вид как у <text:span text:style-name="T11">&lt;</text:span><text:span text:style-name="T22">сумасшедшей кобылы</text:span><text:span text:style-name="T11">&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1">–</text:span> Мда. <text:span text:style-name="T11">–</text:span> Твайлайт беспомощно уставилась в закрывшуюся дверь. <text:span text:style-name="T11">–</text:span> Индрэ не предупреждал о таких последствиях <text:span text:style-name="T11">&lt;</text:span><text:span text:style-name="T22">добавить сочувствия</text:span><text:span text:style-name="T11">&gt;</text:span>.</text:p>
      <text:p text:style-name="P2"/>
      <text:p text:style-name="P2"><text:span text:style-name="T11">&lt;</text:span><text:span text:style-name="T22">После этого случая Тавйлайт решает прекратить сеансы двойного сна. Сеанса с ЭйДжей и Флатти не будет</text:span><text:span text:style-name="T11">&gt;</text:span></text:p>
      <text:p text:style-name="P2"/>
      <text:h text:style-name="P129"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oft-page-break/><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23">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3">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2"/>
      <text:h text:style-name="P129" text:outline-level="2">Поиск решения</text:h>
      <text:p text:style-name="P77"/>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22">Как Луна, Твайлайт и Дискорд через месяц будут пробираться к замку Принцесс, если к нему уже </text:span><text:soft-page-break/><text:span text:style-name="T22">сейчас пройти почти невозможно?</text:span><text:span text:style-name="T11">&gt;</text:span></text:p>
      <text:p text:style-name="P14"/>
      <text:p text:style-name="P2"><text:span text:style-name="T11">&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1">&gt;</text:span></text:p>
      <text:p text:style-name="P2"/>
      <text:h text:style-name="P12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23">Дуглас </text:span><text:span text:style-name="T25">—</text:span><text:span text:style-name="T23"> </text:span><text:span text:style-name="T25">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oft-page-break/><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1">&lt;</text:span><text:span text:style-name="T22">высоко летать нельзя из-за молний</text:span><text:span text:style-name="T11">&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2">двухмесячной</text:span><text:span text:style-name="T11">&gt;</text:span> давности осталось лишь направление движения.</text:p>
      <text:p text:style-name="P2">И опять, как <text:span text:style-name="T11">&lt;</text:span><text:span text:style-name="T22">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2">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22">Поиски Селестии — сюжет:</text:span></text:p>
      <text:p text:style-name="P31"><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2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22">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9"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3">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22">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2">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1">&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9" text:outline-level="2">Безнадёжность</text:h>
      <text:p text:style-name="P14">&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2">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2">расширить</text:span><text:span text:style-name="T11">&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2">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2">пять</text:span><text:span text:style-name="T11">&gt;</text:span>длинную прореху в куртке, <text:span text:style-name="T11">&lt;</text:span><text:span text:style-name="T22">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2">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2">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2">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2">улучшить</text:span><text:span text:style-name="T11">&gt;</text:span>. А тот случай, когда мне пришлось зашивать тебе куртку после нападения убийц <text:span text:style-name="T11">&lt;</text:span><text:span text:style-name="T22">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9" text:outline-level="2">След?</text:h>
      <text:p text:style-name="P77"/>
      <text:p text:style-name="P2"><text:span text:style-name="T11">&lt;</text:span><text:span text:style-name="T22">сначала эпизод - проверка сумки в серверной</text:span><text:span text:style-name="T11">&gt;</text:span></text:p>
      <text:p text:style-name="P2"><text:span text:style-name="T11">&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text:soft-page-break/>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2">“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1">&lt;</text:span><text:span text:style-name="T22">расширить. Перед кафешкой - диалог с Флатти и ЭйДжей. Все думают, что наконец-то нашли Селестию. Все ликуют</text:span><text:span text:style-name="T11">&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2">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text:soft-page-break/>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2">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text:soft-page-break/>–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9" text:outline-level="2">Озарение</text:h>
      <text:p text:style-name="P2"/>
      <text:p text:style-name="P2"><text:span text:style-name="T11">&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11">– </text:span>Ну хорошо. Убедила. В конце-концов, можем поступить так. Вы с Флатти вернётесь обратно а я продолжу поиски здесь.</text:p>
      <text:p text:style-name="P61"><text:span text:style-name="T11">– </text:span>А как мы узнаем, что ты нашёл принцессу? – хмуро отозвалась Эпплджек. – Сами вы вряд ли <text:soft-page-break/>сможете отсюда создать коридор к Эквестрии.</text:p>
      <text:p text:style-name="P61"><text:span text:style-name="T11">– </text:span>Вы можете связываться со мной раз в месяц по коридору.</text:p>
      <text:p text:style-name="P61"><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11">– </text:span>Конечно оставаться. Кто ещё, кроме нас, может найти её?</text:p>
      <text:p text:style-name="P61"><text:span text:style-name="T11">– </text:span>Я думал, ты не сможешь оставить Энджела и всех остальных надолго.</text:p>
      <text:p text:style-name="P61"><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11">– </text:span>Извини, Флаттершай, забылся.</text:p>
      <text:p text:style-name="P66"><text:span text:style-name="T11">– </text:span>Та ладно, я ж не против, – возразила Эпплджек. – Не парься, Флатти. Было б хуже, если б он <text:s/>назвал меня Эпплджек на людях.</text:p>
      <text:p text:style-name="P66"><text:span text:style-name="T11">– </text:span>Ты так... – запнулась Флаттершай. – Так быстро забыла свою ферму. И...</text:p>
      <text:p text:style-name="P66"><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11">– </text:span>Как ты можешь так говорить? – расплакалась Флаттершай.</text:p>
      <text:p text:style-name="P66"><text:span text:style-name="T11">– </text:span>Эй, девушки, не ссорьтесь! Мы — одна команда! И надеюсь, останемся ею и в дальнейшем. </text:p>
      <text:list xml:id="list8740616592563619584"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11">– </text:span>А если нет? – Эпплджек смотрела мне мне прямо в глаза.</text:p>
      <text:list xml:id="list191555419893657" text:continue-numbering="true" text:style-name="L5">
        <text:list-header>
          <text:p text:style-name="P120">Я молча пожал плечами. Эпплджек уверенно продолжила.</text:p>
        </text:list-header>
      </text:list>
      <text:p text:style-name="P66"><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11">– </text:span>Спасибо, ЭйДжей.</text:p>
      <text:p text:style-name="P66"><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555006647011" text:continue-numbering="true" text:style-name="L5">
        <text:list-header>
          <text:p text:style-name="P120">Флаттершай пробормотала нечто, показавшееся мне знакомым.</text:p>
        </text:list-header>
      </text:list>
      <text:p text:style-name="P66"><text:span text:style-name="T11">– </text:span>Флатти, ты что-то сказала? Я не расслышал.</text:p>
      <text:p text:style-name="P66"><text:span text:style-name="T11">– </text:span>Намерение Изменяет Реальность.</text:p>
      <text:p text:style-name="P66"><text:soft-page-break/><text:span text:style-name="T11">– </text:span>Эээ. А где ты слышала эту фразу, если не секрет?</text:p>
      <text:p text:style-name="P66"><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555945133349"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11">– </text:span>Флатти, ЭйДжей, буду через час. Ждите!</text:p>
      <text:p text:style-name="P61"/>
      <text:h text:style-name="P128" text:outline-level="2">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11">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28" text:outline-level="2">Дискорд</text:h>
      <text:p text:style-name="P77"/>
      <text:p text:style-name="P74">Девушки поспешно собирались, пока я растолковывал им задачу.</text:p>
      <text:p text:style-name="P74"><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11">– </text:span>Это тот твой приятель, который разбился с полгода назад? – спросила Эпплджек.</text:p>
      <text:p text:style-name="P74"><text:soft-page-break/><text:span text:style-name="T11">– </text:span>Да, это он.</text:p>
      <text:p text:style-name="P74"><text:span text:style-name="T11">– </text:span>А как мы попадём в его квартиру? Там сейчас кто-то живёт? – Флаттершай прыгала на одной ноге, натягивая кед.</text:p>
      <text:p text:style-name="P74"><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2">Плохо написано!</text:span><text:span text:style-name="T11">&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11">– </text:span>Макс, что случилось? У нас проблемы?</text:p>
      <text:p text:style-name="P75"><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11">– </text:span>Так что, будем ломать дверь? – Эпплджек критически осмотрелась, подмечая бабулек на лавочке и зевак во внутреннем скверике.</text:p>
      <text:p text:style-name="P75"><text:span text:style-name="T11">– </text:span>Нет нужды. Лучше станьте-ка сзади меня так, чтобы заслонить от этих бабулек и от вооон той камеры наблюдения.</text:p>
      <text:list xml:id="list2634269497533943920"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11">–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11">– </text:span>Макс, тут окно разбито! И верёвка какая-то висит. – крикнула Флаттершай из кухни.</text:p>
      <text:p text:style-name="P96"><text:span text:style-name="T11">–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11">–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11">– </text:span>Оп-па! – пробормотала Эпплджек. – Нежданчик!</text:p>
      <text:p text:style-name="P96"><text:span text:style-name="T11">– </text:span>Ты, я вижу, времени не терял, – моя рука под прикрытием стола медленно тянулась к тяжёлой фарфоровой кружке, стоящей на краю.</text:p>
      <text:p text:style-name="P7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11">– </text:span>А почему ты вообще решил искать нас тут? – спросила Эпплджек. – Приехал бы домой. Мы б тебя чаем напоили.</text:p>
      <text:p text:style-name="P78"><text:span text:style-name="T11">–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11">– </text:span>С кем это вы тут разговариваете?</text:p>
      <text:list xml:id="list2733036133774505814"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text:soft-page-break/></text:p>
      <text:h text:style-name="P129" text:outline-level="2">Селестия</text:h>
      <text:p text:style-name="P96"/>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text:soft-page-break/>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11">&lt;</text:span><text:span text:style-name="T22">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23">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6">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89">– И что? – продолжила его мысль Эпплджек.</text:p>
      <text:p text:style-name="P89">– Эквестрийские <text:span text:style-name="T11">&lt;</text:span><text:span text:style-name="T22">три месяца</text:span><text:span text:style-name="T11">&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text:soft-page-break/>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85"/>
      <text:h text:style-name="P129"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text:soft-page-break/>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11">&lt;</text:span><text:span text:style-name="T22">полгода</text:span><text:span text:style-name="T11">&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11">–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3">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20">–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11">&lt;</text:span>упомянуть в эпизоде на Терре, что МЛП-сериал закрылся год назад<text:span text:style-name="T11">&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text:soft-page-break/>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text:soft-page-break/>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11">&lt;</text:span><text:span text:style-name="T25">чёрт</text:span><text:span text:style-name="T11">&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text:soft-page-break/></text:p>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11">–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11">–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8">Анакорн развёл руками.</text:p>
      <text:p text:style-name="P98"><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22">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11">&lt;</text:span><text:span text:style-name="T22">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11">&lt;</text:span><text:span text:style-name="T22">полгода</text:span><text:span text:style-name="T11">&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22">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text:soft-page-break/>Я покачал головой.</text:p>
      <text:p text:style-name="P66"><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11">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3164573129856761497" text:style-name="L8">
        <text:list-header>
          <text:p text:style-name="P122">(<text:span text:style-name="T29">Луна — как повелительница снов, слышала разговор Макса с Анакорном</text:span>)</text:p>
          <text:p text:style-name="P123"/>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oft-page-break/><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61">Я опустил руку на шею Дэш и ощутил теплоту и лёгкое покалывание в пустоте.</text:p>
      <text:p text:style-name="P61"><text:span text:style-name="T11">–</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29" text:outline-level="2">Земля</text:h>
      <text:p text:style-name="P64">Музыкальная тема из бегущего по лезвию бритвы — <text:span text:style-name="T11">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text:soft-page-break/>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text:soft-page-break/>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3">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22">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
      <text:p text:style-name="P2"/>
      <text:p text:style-name="P11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31T19:15:54.430907510</dc:date>
    <meta:editing-duration>P65DT23H11M46S</meta:editing-duration>
    <meta:editing-cycles>3108</meta:editing-cycles>
    <meta:generator>LibreOffice/5.0.2.2$Linux_X86_64 LibreOffice_project/00m0$Build-2</meta:generator>
    <meta:document-statistic meta:table-count="0" meta:image-count="0" meta:object-count="0" meta:page-count="140" meta:paragraph-count="2875" meta:word-count="64900" meta:character-count="431346" meta:non-whitespace-character-count="366112"/>
  </office:meta>
</office:document-meta>
</file>